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t" table:style-name="ta1">
        <table:shapes>
          <draw:frame draw:z-index="0" draw:style-name="gr1" draw:text-style-name="P1" svg:width="2306.3pt" svg:height="255.26pt" svg:x="71.86pt" svg:y="0pt">
            <loext:p draw:notify-on-update-of-ranges="ct.A1:ct.A2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</table:table>
      <table:table table:name="ct1" table:style-name="ta1">
        <table:shapes>
          <draw:frame draw:z-index="0" draw:style-name="gr1" draw:text-style-name="P1" svg:width="967.01pt" svg:height="255.26pt" svg:x="67.12pt" svg:y="3190.14pt">
            <loext:p draw:notify-on-update-of-ranges="ct1.A1:ct1.A2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</table:table>
      <table:table table:name="Sheet3" table:style-name="ta1">
        <table:shapes>
          <draw:frame draw:z-index="0" draw:style-name="gr1" draw:text-style-name="P1" svg:width="747.69pt" svg:height="255.26pt" svg:x="67.12pt" svg:y="3pt">
            <loext:p draw:notify-on-update-of-ranges="Sheet3.A1:Sheet3.A5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0:28:54.505312086</meta:creation-date>
    <dc:date>2017-01-24T13:36:45.678191690</dc:date>
    <meta:editing-duration>PT3M31S</meta:editing-duration>
    <meta:editing-cycles>3</meta:editing-cycles>
    <meta:generator>LibreOffice/5.1.4.2$Linux_X86_64 LibreOffice_project/10m0$Build-2</meta:generator>
    <meta:document-statistic meta:table-count="3" meta:cell-count="5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1.362cm" svg:height="9.006cm" xlink:href=".." xlink:type="simple" chart:class="chart:line" chart:style-name="ch1">
        <chart:legend chart:legend-position="end" svg:x="78.536cm" svg:y="4.204cm" style:legend-expansion="high" chart:style-name="ch2"/>
        <chart:plot-area chart:style-name="ch3" table:cell-range-address="ct.A1:ct.A276" svg:x="4.924cm" svg:y="0.049cm" svg:width="60.438cm" svg:height="8.644cm">
          <chartooo:coordinate-region svg:x="5.731cm" svg:y="0.248cm" svg:width="59.631cm" svg:height="7.5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t.A1:ct.A276" chart:class="chart:line">
            <chart:data-point chart:repeated="2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">
                <text:p>123</text:p>
                <draw:g>
                  <svg:desc>ct.A1:ct.A2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115cm" svg:height="9.006cm" xlink:href=".." xlink:type="simple" chart:class="chart:line" chart:style-name="ch1">
        <chart:legend chart:legend-position="end" svg:x="31.289cm" svg:y="4.204cm" style:legend-expansion="high" chart:style-name="ch2"/>
        <chart:plot-area chart:style-name="ch3" table:cell-range-address="ct1.A1:ct1.A252" svg:x="0.925cm" svg:y="0.1cm" svg:width="33.2cm" svg:height="8.644cm">
          <chartooo:coordinate-region svg:x="1.917cm" svg:y="0.3cm" svg:width="32.196cm" svg:height="7.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t1.A1:ct1.A252" chart:class="chart:line">
            <chart:data-point chart:repeated="2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">
                <text:p>124</text:p>
                <draw:g>
                  <svg:desc>ct1.A1:ct1.A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3">
                <text:p>1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378cm" svg:height="9.006cm" xlink:href=".." xlink:type="simple" chart:class="chart:line" chart:style-name="ch1">
        <chart:legend chart:legend-position="end" svg:x="23.552cm" svg:y="4.204cm" style:legend-expansion="high" chart:style-name="ch2"/>
        <chart:plot-area chart:style-name="ch3" table:cell-range-address="Sheet3.A1:Sheet3.A58" svg:x="0.527cm" svg:y="0.18cm" svg:width="22.498cm" svg:height="8.646cm">
          <chartooo:coordinate-region svg:x="1.334cm" svg:y="0.38cm" svg:width="21.50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1:Sheet3.A58" chart:class="chart:line">
            <chart:data-point chart:repeated="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">
                <text:p>126</text:p>
                <draw:g>
                  <svg:desc>Sheet3.A1:Sheet3.A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